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2.35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33.3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42.93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2.82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54.29mm"/>
    </style:style>
    <style:style style:name="co15" style:family="table-column">
      <style:table-column-properties fo:break-before="auto" style:column-width="17.02mm"/>
    </style:style>
    <style:style style:name="co16" style:family="table-column">
      <style:table-column-properties fo:break-before="auto" style:column-width="21.57mm"/>
    </style:style>
    <style:style style:name="co17" style:family="table-column">
      <style:table-column-properties fo:break-before="auto" style:column-width="42.23mm"/>
    </style:style>
    <style:style style:name="co18" style:family="table-column">
      <style:table-column-properties fo:break-before="auto" style:column-width="39.39mm"/>
    </style:style>
    <style:style style:name="co19" style:family="table-column">
      <style:table-column-properties fo:break-before="auto" style:column-width="37.2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7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 table:style-name="ce1" office:value-type="string" calcext:value-type="string">
            <text:p>LEXICAL</text:p>
          </table:table-cell>
          <table:table-cell table:style-name="ce1"/>
          <table:table-cell table:number-columns-repeated="6"/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mbedding Data</text:p>
          </table:table-cell>
          <table:table-cell office:value-type="string" calcext:value-type="string">
            <text:p>Data</text:p>
          </table:table-cell>
          <table:table-cell table:style-name="ce1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table:formula="of:=AVERAGE([.C3:.E3])" office:value-type="float" office:value="0.781122" calcext:value-type="float">
            <text:p>0,781122</text:p>
          </table:table-cell>
          <table:table-cell office:value-type="float" office:value="0.781122" calcext:value-type="float">
            <text:p>0,78112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/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table:formula="of:=AVERAGE([.C4:.E4])" office:value-type="float" office:value="0.784246333333333" calcext:value-type="float">
            <text:p>0,7842463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92962" calcext:value-type="float">
            <text:p>0,792962</text:p>
          </table:table-cell>
          <table:table-cell office:value-type="float" office:value="0.781122" calcext:value-type="float">
            <text:p>0,781122</text:p>
          </table:table-cell>
          <table:table-cell table:style-name="ce5"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1-13-47-23</text:p>
          </table:table-cell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table:formula="of:=AVERAGE([.C5:.E5])" office:value-type="float" office:value="0.792962" calcext:value-type="float">
            <text:p>0,792962</text:p>
          </table:table-cell>
          <table:table-cell table:style-name="ce4" office:value-type="float" office:value="0.792962" calcext:value-type="float">
            <text:p>0,792962</text:p>
          </table:table-cell>
          <table:table-cell table:style-name="ce4" table:number-columns-repeated="2"/>
          <table:table-cell table:style-name="ce5"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6:.E6])" office:value-type="float" office:value="0.696185" calcext:value-type="float">
            <text:p>0,696185</text:p>
          </table:table-cell>
          <table:table-cell office:value-type="float" office:value="0.708436" calcext:value-type="float">
            <text:p>0,708436</text:p>
          </table:table-cell>
          <table:table-cell office:value-type="float" office:value="0.683934" calcext:value-type="float">
            <text:p>0,6839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7:.E7])" office:value-type="float" office:value="0.786607333333333" calcext:value-type="float">
            <text:p>0,7866073</text:p>
          </table:table-cell>
          <table:table-cell office:value-type="float" office:value="0.784259" calcext:value-type="float">
            <text:p>0,784259</text:p>
          </table:table-cell>
          <table:table-cell office:value-type="float" office:value="0.783259" calcext:value-type="float">
            <text:p>0,783259</text:p>
          </table:table-cell>
          <table:table-cell office:value-type="float" office:value="0.792304" calcext:value-type="float">
            <text:p>0,792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8:.E8])" office:value-type="float" office:value="0.708929" calcext:value-type="float">
            <text:p>0,708929</text:p>
          </table:table-cell>
          <table:table-cell office:value-type="float" office:value="0.708929" calcext:value-type="float">
            <text:p>0,7089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9:.E9])" office:value-type="float" office:value="0.604999" calcext:value-type="float">
            <text:p>0,604999</text:p>
          </table:table-cell>
          <table:table-cell office:value-type="float" office:value="0.604999" calcext:value-type="float">
            <text:p>0,6049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table:style-name="ce6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10:.E10])" office:value-type="float" office:value="0.777339" calcext:value-type="float">
            <text:p>0,777339</text:p>
          </table:table-cell>
          <table:table-cell office:value-type="float" office:value="0.777339" calcext:value-type="float">
            <text:p>0,7773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11:.E11])" office:value-type="float" office:value="0.768624" calcext:value-type="float">
            <text:p>0,768624</text:p>
          </table:table-cell>
          <table:table-cell office:value-type="float" office:value="0.768624" calcext:value-type="float">
            <text:p>0,7686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12:.E12])" office:value-type="float" office:value="0.678507" calcext:value-type="float">
            <text:p>0,678507</text:p>
          </table:table-cell>
          <table:table-cell office:value-type="float" office:value="0.678507" calcext:value-type="float">
            <text:p>0,6785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13:.E13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8" office:value-type="string" calcext:value-type="string">
            <text:p>Relu</text:p>
          </table:table-cell>
          <table:table-cell table:style-name="ce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14:.E14])" office:value-type="float" office:value="0.702352" calcext:value-type="float">
            <text:p>0,702352</text:p>
          </table:table-cell>
          <table:table-cell office:value-type="float" office:value="0.702352" calcext:value-type="float">
            <text:p>0,7023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15:.E15])" office:value-type="float" office:value="0.789837" calcext:value-type="float">
            <text:p>0,789837</text:p>
          </table:table-cell>
          <table:table-cell office:value-type="float" office:value="0.789837" calcext:value-type="float">
            <text:p>0,7898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8" office:value-type="string" calcext:value-type="string">
            <text:p>Sigmoid</text:p>
          </table:table-cell>
          <table:table-cell table:style-name="ce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16:.E16])" office:value-type="float" office:value="0.661075" calcext:value-type="float">
            <text:p>0,661075</text:p>
          </table:table-cell>
          <table:table-cell office:value-type="float" office:value="0.661075" calcext:value-type="float">
            <text:p>0,6610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table:style-name="ce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1">
          <table:table-cell office:value-type="date" office:date-value="2018-02-25" calcext:value-type="date">
            <text:p>25.02.18</text:p>
          </table:table-cell>
          <table:table-cell table:formula="of:=AVERAGE([.C17:.E17])" office:value-type="float" office:value="0.785562" calcext:value-type="float">
            <text:p>0,785562</text:p>
          </table:table-cell>
          <table:table-cell office:value-type="float" office:value="0.785562" calcext:value-type="float">
            <text:p>0,7855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string" calcext:value-type="string">
            <text:p>TanH</text:p>
          </table:table-cell>
          <table:table-cell table:style-name="ce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table:number-columns-repeated="2"/>
        </table:table-row>
        <table:table-row table:style-name="ro1">
          <table:table-cell office:value-type="date" office:date-value="2018-02-25" calcext:value-type="date">
            <text:p>25.02.18</text:p>
          </table:table-cell>
          <table:table-cell table:formula="of:=AVERAGE([.C18:.E18])" office:value-type="float" office:value="0.770926" calcext:value-type="float">
            <text:p>0,770926</text:p>
          </table:table-cell>
          <table:table-cell office:value-type="float" office:value="0.770926" calcext:value-type="float">
            <text:p>0,7709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8" office:value-type="string" calcext:value-type="string">
            <text:p>Relu</text:p>
          </table:table-cell>
          <table:table-cell table:style-name="ce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1">
          <table:table-cell office:value-type="date" office:date-value="2018-02-25" calcext:value-type="date">
            <text:p>25.02.18</text:p>
          </table:table-cell>
          <table:table-cell table:formula="of:=AVERAGE([.C19:.E19])" office:value-type="float" office:value="0.771419" calcext:value-type="float">
            <text:p>0,771419</text:p>
          </table:table-cell>
          <table:table-cell office:value-type="float" office:value="0.771419" calcext:value-type="float">
            <text:p>0,7714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/>
          <table:table-cell table:style-name="ce6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8" office:value-type="string" calcext:value-type="string">
            <text:p>Sigmoid</text:p>
          </table:table-cell>
          <table:table-cell table:style-name="ce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.00.0000</text:date>, <text:time style:data-style-name="N2" text:time-value="13:27:39.0908605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13:31:26.737427583</dc:date>
    <meta:editing-duration>PT14H27M1S</meta:editing-duration>
    <meta:editing-cycles>118</meta:editing-cycles>
    <meta:generator>LibreOffice/5.1.6.2$Linux_X86_64 LibreOffice_project/10m0$Build-2</meta:generator>
    <meta:document-statistic meta:table-count="1" meta:cell-count="267" meta:object-count="0"/>
  </office:meta>
</office:document-meta>
</file>